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автоматизации голосового бота на основе транскрибированных фраз клиентов, требуется комплексное решение, включающее в себя обработку голоса, транскрибацию фраз в текст, классификацию текста с учетом вероятностей и интеграцию в голосовой бот. Давайте сформулируем план решения задачи:</text:p>
      <text:p text:style-name="Standard"/>
      <text:p text:style-name="Standard">1. Сбор и Подготовка Данных:</text:p>
      <text:p text:style-name="Standard"><text:s text:c="3"/>- Собрать аудиофайлы с голосовыми запросами клиентов.</text:p>
      <text:p text:style-name="Standard"><text:s text:c="3"/>- Произвести транскрибацию аудиофайлов в текстовый формат.</text:p>
      <text:p text:style-name="Standard"><text:s text:c="3"/>- Лейблировать каждое транскрибированное предложение с соответствующим классом.</text:p>
      <text:p text:style-name="Standard"/>
      <text:p text:style-name="Standard">2. Предобработка данных:</text:p>
      <text:p text:style-name="Standard"><text:s text:c="3"/>- Выполнить очистку текста (удаление стоп-слов, спец. символов).</text:p>
      <text:p text:style-name="Standard"><text:s text:c="3"/>- Преобразовать текст в числовой формат (например, векторное представление с помощью TF-IDF или эмбеддингов слов).</text:p>
      <text:p text:style-name="Standard"/>
      <text:p text:style-name="Standard">3. Построение Модели Машинного Обучения:</text:p>
      <text:p text:style-name="Standard"><text:s text:c="3"/>- Использовать модель классификации текста (например, LSTM, CNN, BERT).</text:p>
      <text:p text:style-name="Standard"><text:s text:c="3"/>- Добавить слой с функцией активации Softmax для вывода вероятностей классов.</text:p>
      <text:p text:style-name="Standard"><text:s text:c="3"/>- Обучить модель на предобработанных данных.</text:p>
      <text:p text:style-name="Standard"/>
      <text:p text:style-name="Standard">4. Оценка и Тестирование Модели:</text:p>
      <text:p text:style-name="Standard"><text:s text:c="3"/>- Оценить производительность модели на тестовом наборе данных.</text:p>
      <text:p text:style-name="Standard"><text:s text:c="3"/>- Провести тюнинг гиперпараметров для улучшения производительности.</text:p>
      <text:p text:style-name="Standard"><text:s text:c="2"/></text:p>
      <text:p text:style-name="Standard">5. Интеграция с Голосовым Ботом:</text:p>
      <text:p text:style-name="Standard"><text:s text:c="3"/>- Разработать интерфейс для взаимодействия с голосовым ботом.</text:p>
      <text:p text:style-name="Standard"><text:s text:c="3"/>- Интегрировать обученную модель в голосовой бот для классификации транскрибированных фраз.</text:p>
      <text:p text:style-name="Standard"/>
      <text:p text:style-name="Standard">6. Тестирование и Доработка:</text:p>
      <text:p text:style-name="Standard"><text:s text:c="3"/>- Протестировать работу автоматизированного голосового бота с новой функциональностью.</text:p>
      <text:p text:style-name="Standard"><text:s text:c="3"/>- Произвести доработки и улучшения на основе обратной связи и результатов тестирования.</text:p>
      <text:p text:style-name="Standard"/>
      <text:p text:style-name="Standard">7. Релиз и Масштабирование:</text:p>
      <text:p text:style-name="Standard"><text:s text:c="3"/>- Запустить голосовой бот в боевое использование.</text:p>
      <text:p text:style-name="Standard"><text:s text:c="3"/>- Масштабировать решение при необходимости для обработки большего числа транскрибированных фраз.</text:p>
      <text:p text:style-name="Standard"/>
      <text:p text:style-name="Standard">Этот проспект представляет общий план действий для создания автоматизированного голосового бота на основе транскрибированных фраз клиентов с использованием модели, предсказывающей классы текста с вероятностями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35:33.008761573</meta:creation-date>
    <dc:date>2024-03-29T17:37:28.726370964</dc:date>
    <meta:editing-duration>PT1M57S</meta:editing-duration>
    <meta:editing-cycles>1</meta:editing-cycles>
    <meta:document-statistic meta:table-count="0" meta:image-count="0" meta:object-count="0" meta:page-count="1" meta:paragraph-count="26" meta:word-count="235" meta:character-count="1918" meta:non-whitespace-character-count="1657"/>
    <meta:generator>LibreOffice/7.3.7.2$Linux_X86_64 LibreOffice_project/30$Build-2</meta:generator>
  </office:meta>
</office:document-meta>
</file>